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5-01-19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4-01-0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4-01-0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3-01-0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2-01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1-01-0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20-01-0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9-01-0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8-01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7-01-06 17:5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6-01-05 16:26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5-01-06 14:2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4-01-05 23:1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3-01-06 16:4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2-01-06 17:2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1-01-07 16:39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10-01-05 20:5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09-01-08 15:4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08-01-08 15:1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06-01-08 20:4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05-01-11 20:3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38100304101</text:p>
          </table:table-cell>
          <table:table-cell office:value-type="string" calcext:value-type="string">
            <text:p>2004-01-06 13:5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